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style:font-name="Calibri" style:font-name-asian="Calibri" style:font-name-complex="Calibri"/>
    </style:style>
    <style:style style:name="ce3" style:family="table-cell" style:parent-style-name="Default" style:data-style-name="N0">
      <style:table-cell-properties style:vertical-align="automatic" fo:wrap-option="wrap"/>
      <style:text-properties style:font-name="Calibri" style:font-name-asian="Calibri" style:font-name-complex="Calibri"/>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fo:border="thin solid #000000"/>
      <style:text-properties style:font-name="Calibri" style:font-name-asian="Calibri" style:font-name-complex="Calibri"/>
    </style:style>
    <style:style style:name="ce6" style:family="table-cell" style:parent-style-name="Comma" style:data-style-name="N36">
      <style:table-cell-properties fo:border="thin solid #000000"/>
      <style:text-properties style:font-name="Calibri" style:font-name-asian="Calibri" style:font-name-complex="Calibri"/>
    </style:style>
    <style:style style:name="ce7" style:family="table-cell" style:parent-style-name="Default" style:data-style-name="N36">
      <style:text-properties style:font-name="Calibri" style:font-name-asian="Calibri" style:font-name-complex="Calibri"/>
    </style:style>
    <style:style style:name="ce8" style:family="table-cell" style:parent-style-name="Percent" style:data-style-name="N13">
      <style:text-properties style:font-name="Calibri" style:font-name-asian="Calibri" style:font-name-complex="Calibri"/>
    </style:style>
    <style:style style:name="ce9" style:family="table-cell" style:parent-style-name="Default" style:data-style-name="N0">
      <style:table-cell-properties fo:border="thin solid #000000"/>
      <style:text-properties style:font-name="Calibri" style:font-name-asian="Calibri" style:font-name-complex="Calibri" fo:font-weight="bold" style:font-weight-asian="bold" style:font-weight-complex="bold"/>
    </style:style>
    <style:style style:name="ce10" style:family="table-cell" style:parent-style-name="Default" style:data-style-name="N0">
      <style:table-cell-properties fo:background-color="transparent"/>
      <style:text-properties style:font-name="Calibri" style:font-name-asian="Calibri" style:font-name-complex="Calibri"/>
    </style:style>
    <style:style style:name="ce11" style:family="table-cell" style:parent-style-name="Comma" style:data-style-name="N37">
      <style:table-cell-properties fo:border="thin solid #000000"/>
      <style:text-properties style:font-name="Calibri" style:font-name-asian="Calibri" style:font-name-complex="Calibri"/>
    </style:style>
    <style:style style:name="ce12" style:family="table-cell" style:parent-style-name="Default" style:data-style-name="N0">
      <style:table-cell-properties fo:border="thin solid #000000" style:vertical-align="automatic"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13" style:family="table-cell" style:parent-style-name="Comma" style:data-style-name="N36">
      <style:text-properties style:font-name="Calibri" style:font-name-asian="Calibri" style:font-name-complex="Calibri"/>
    </style:style>
    <style:style style:name="ce14" style:family="table-cell" style:parent-style-name="Default" style:data-style-name="N38">
      <style:table-cell-properties fo:border="thin solid #000000"/>
      <style:text-properties style:font-name="Calibri" style:font-name-asian="Calibri" style:font-name-complex="Calibri"/>
    </style:style>
    <style:style style:name="ce15" style:family="table-cell" style:parent-style-name="Default" style:data-style-name="N39">
      <style:table-cell-properties fo:border="thin solid #000000"/>
      <style:text-properties style:font-name="Calibri" style:font-name-asian="Calibri" style:font-name-complex="Calibri"/>
    </style:style>
    <style:style style:name="ce16" style:family="table-cell" style:parent-style-name="Default" style:data-style-name="N39">
      <style:text-properties style:font-name="Calibri" style:font-name-asian="Calibri" style:font-name-complex="Calibri"/>
    </style:style>
    <style:style style:name="ce17" style:family="table-cell" style:parent-style-name="Percent" style:data-style-name="N40">
      <style:table-cell-properties fo:border="thin solid #000000"/>
      <style:text-properties style:font-name="Calibri" style:font-name-asian="Calibri" style:font-name-complex="Calibri"/>
    </style:style>
    <style:style style:name="ce18" style:family="table-cell" style:parent-style-name="Percent" style:data-style-name="N13">
      <style:table-cell-properties fo:border="thin solid #000000"/>
      <style:text-properties style:font-name="Calibri" style:font-name-asian="Calibri" style:font-name-complex="Calibri"/>
    </style:style>
    <style:style style:name="ce19" style:family="table-cell" style:parent-style-name="Percent" style:data-style-name="N14">
      <style:table-cell-properties fo:border="thin solid #000000"/>
      <style:text-properties style:font-name="Calibri" style:font-name-asian="Calibri" style:font-name-complex="Calibri"/>
    </style:style>
    <style:style style:name="ce20" style:family="table-cell" style:parent-style-name="Default" style:data-style-name="N3">
      <style:text-properties style:font-name="Calibri" style:font-name-asian="Calibri" style:font-name-complex="Calibri"/>
    </style:style>
    <style:style style:name="ce21" style:family="table-cell" style:parent-style-name="Default" style:data-style-name="N36"/>
    <style:style style:name="ce22" style:family="table-cell" style:parent-style-name="Percent" style:data-style-name="N13"/>
    <style:style style:name="ce23" style:family="table-cell" style:parent-style-name="Default" style:data-style-name="N0">
      <style:text-properties style:font-name="Calibri" style:font-name-asian="Calibri" style:font-name-complex="Calibri"/>
    </style:style>
    <style:style style:name="co1" style:family="table-column">
      <style:table-column-properties fo:break-before="auto" style:column-width="1.69333333333333cm"/>
    </style:style>
    <style:style style:name="co2" style:family="table-column">
      <style:table-column-properties fo:break-before="auto" style:column-width="9.86895833333333cm"/>
    </style:style>
    <style:style style:name="co3" style:family="table-column">
      <style:table-column-properties fo:break-before="auto" style:column-width="3.30729166666667cm"/>
    </style:style>
    <style:style style:name="co4" style:family="table-column">
      <style:table-column-properties fo:break-before="auto" style:column-width="9.31333333333333cm"/>
    </style:style>
    <style:style style:name="co5" style:family="table-column">
      <style:table-column-properties fo:break-before="auto" style:column-width="2.11666666666667cm"/>
    </style:style>
    <style:style style:name="co6" style:family="table-column">
      <style:table-column-properties fo:break-before="auto" style:column-width="2.27541666666667cm" style:use-optimal-column-width="true"/>
    </style:style>
    <style:style style:name="co7" style:family="table-column">
      <style:table-column-properties fo:break-before="auto" style:column-width="2.27541666666667cm"/>
    </style:style>
    <style:style style:name="co8" style:family="table-column">
      <style:table-column-properties fo:break-before="auto" style:column-width="2.64583333333333cm"/>
    </style:style>
    <style:style style:name="co9" style:family="table-column">
      <style:table-column-properties fo:break-before="auto" style:column-width="4.445cm"/>
    </style:style>
    <style:style style:name="co10" style:family="table-column">
      <style:table-column-properties fo:break-before="auto" style:column-width="1.85208333333333cm"/>
    </style:style>
    <style:style style:name="co11" style:family="table-column">
      <style:table-column-properties fo:break-before="auto" style:column-width="2.48708333333333cm"/>
    </style:style>
    <style:style style:name="co12" style:family="table-column">
      <style:table-column-properties fo:break-before="auto" style:column-width="2.32833333333333cm"/>
    </style:style>
    <style:style style:name="co13" style:family="table-column">
      <style:table-column-properties fo:break-before="auto" style:column-width="4.23333333333333cm"/>
    </style:style>
    <style:style style:name="co14" style:family="table-column">
      <style:table-column-properties fo:break-before="auto" style:column-width="10.8214583333333cm"/>
    </style:style>
    <style:style style:name="co15" style:family="table-column">
      <style:table-column-properties fo:break-before="auto" style:column-width="5.97958333333333cm" style:use-optimal-column-width="true"/>
    </style:style>
    <style:style style:name="co16" style:family="table-column">
      <style:table-column-properties fo:break-before="auto" style:column-width="5.97958333333333cm"/>
    </style:style>
    <style:style style:name="co17" style:family="table-column">
      <style:table-column-properties fo:break-before="auto" style:column-width="2.72520833333333cm"/>
    </style:style>
    <style:style style:name="co18" style:family="table-column">
      <style:table-column-properties fo:break-before="auto" style:column-width="2.301875cm"/>
    </style:style>
    <style:style style:name="co19" style:family="table-column">
      <style:table-column-properties fo:break-before="auto" style:column-width="2.09020833333333cm" style:use-optimal-column-width="true"/>
    </style:style>
    <style:style style:name="co20" style:family="table-column">
      <style:table-column-properties fo:break-before="auto" style:column-width="2.43416666666667cm"/>
    </style:style>
    <style:style style:name="co21" style:family="table-column">
      <style:table-column-properties fo:break-before="auto" style:column-width="2.16958333333333cm"/>
    </style:style>
    <style:style style:name="co22" style:family="table-column">
      <style:table-column-properties fo:break-before="auto" style:column-width="3.86291666666667cm" style:use-optimal-column-width="true"/>
    </style:style>
    <style:style style:name="co23" style:family="table-column">
      <style:table-column-properties fo:break-before="auto" style:column-width="1.95791666666667cm"/>
    </style:style>
    <style:style style:name="co24" style:family="table-column">
      <style:table-column-properties fo:break-before="auto" style:column-width="6.85270833333333cm" style:use-optimal-column-width="true"/>
    </style:style>
    <style:style style:name="co25" style:family="table-column">
      <style:table-column-properties fo:break-before="auto" style:column-width="2.778125cm" style:use-optimal-column-width="true"/>
    </style:style>
    <style:style style:name="co26" style:family="table-column">
      <style:table-column-properties fo:break-before="auto" style:column-width="5.66208333333333cm"/>
    </style:style>
    <style:style style:name="co27" style:family="table-column">
      <style:table-column-properties fo:break-before="auto" style:column-width="6.270625cm"/>
    </style:style>
    <style:style style:name="co28" style:family="table-column">
      <style:table-column-properties fo:break-before="auto" style:column-width="1.85208333333333cm" style:use-optimal-column-width="true"/>
    </style:style>
    <style:style style:name="co29" style:family="table-column">
      <style:table-column-properties fo:break-before="auto" style:column-width="5.74145833333333cm" style:use-optimal-column-width="true"/>
    </style:style>
    <style:style style:name="co30" style:family="table-column">
      <style:table-column-properties fo:break-before="auto" style:column-width="2.80458333333333cm"/>
    </style:style>
    <style:style style:name="co31" style:family="table-column">
      <style:table-column-properties fo:break-before="auto" style:column-width="2.03729166666667cm" style:use-optimal-column-width="true"/>
    </style:style>
    <style:style style:name="co32" style:family="table-column">
      <style:table-column-properties fo:break-before="auto" style:column-width="1.5875cm" style:use-optimal-column-width="true"/>
    </style:style>
    <style:style style:name="co33" style:family="table-column">
      <style:table-column-properties fo:break-before="auto" style:column-width="8.91645833333333cm"/>
    </style:style>
    <style:style style:name="co34" style:family="table-column">
      <style:table-column-properties fo:break-before="auto" style:column-width="2.936875cm"/>
    </style:style>
    <style:style style:name="ro1" style:family="table-row">
      <style:table-row-properties style:row-height="12.75pt" style:use-optimal-row-height="true" fo:break-before="auto"/>
    </style:style>
    <style:style style:name="ro2" style:family="table-row">
      <style:table-row-properties style:row-height="76.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igure_1" table:style-name="ta1">
        <table:table-column table:style-name="co1" table:default-cell-style-name="ce2"/>
        <table:table-column table:style-name="co2" table:default-cell-style-name="ce2"/>
        <table:table-column table:style-name="co3" table:number-columns-repeated="2" table:default-cell-style-name="ce2"/>
        <table:table-column table:style-name="co1" table:number-columns-repeated="249"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6128" table:default-cell-style-name="ce2"/>
        <table:table-row table:style-name="ro1">
          <table:table-cell office:value-type="string" table:style-name="ce2">
            <text:p>Title</text:p>
          </table:table-cell>
          <table:table-cell office:value-type="string" table:style-name="ce2">
            <text:p>Five largest humanitarian donors to Ethiopia, 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 downloaded 29 December 2015.</text:p>
          </table:table-cell>
          <table:table-cell table:number-columns-repeated="16382" table:style-name="ce2"/>
        </table:table-row>
        <table:table-row table:style-name="ro2">
          <table:table-cell office:value-type="string" table:style-name="ce2">
            <text:p>Notes</text:p>
          </table:table-cell>
          <table:table-cell office:value-type="string" table:style-name="ce3">
            <text:p>EU refers to EU institutions, including but not limited to the European Commission's Humanitarian Aid and Civil Protection department (ECHO). ‘Private’ includes individuals and organisations. If the analysis included the category of ‘Carry-over – donors not specified’, this would be the fourth largest donor with contributions of US$31.7 million.</text:p>
          </table:table-cell>
          <table:table-cell table:number-columns-repeated="16382" table:style-name="ce2"/>
        </table:table-row>
        <table:table-row table:number-rows-repeated="2" table:style-name="ro1">
          <table:table-cell table:number-columns-repeated="16384" table:style-name="ce2"/>
        </table:table-row>
        <table:table-row table:style-name="ro3">
          <table:table-cell table:number-columns-repeated="2" table:style-name="ce2"/>
          <table:table-cell office:value-type="string" table:style-name="ce4">
            <text:p>Donor</text:p>
          </table:table-cell>
          <table:table-cell office:value-type="string" table:style-name="ce4">
            <text:p>Committed/contributed (US$m)</text:p>
          </table:table-cell>
          <table:table-cell table:number-columns-repeated="16380" table:style-name="ce2"/>
        </table:table-row>
        <table:table-row table:style-name="ro1">
          <table:table-cell table:number-columns-repeated="2" table:style-name="ce2"/>
          <table:table-cell office:value-type="string" table:style-name="ce5">
            <text:p>US</text:p>
          </table:table-cell>
          <table:table-cell office:value-type="float" office:value="262.10833100000002" table:style-name="ce6">
            <text:p><text:s/>262.1<text:s/></text:p>
          </table:table-cell>
          <table:table-cell table:number-columns-repeated="16380" table:style-name="ce2"/>
        </table:table-row>
        <table:table-row table:style-name="ro1">
          <table:table-cell table:number-columns-repeated="2" table:style-name="ce2"/>
          <table:table-cell office:value-type="string" table:style-name="ce5">
            <text:p>EU</text:p>
          </table:table-cell>
          <table:table-cell office:value-type="float" office:value="77.945933999999994" table:style-name="ce6">
            <text:p><text:s/>77.9<text:s/></text:p>
          </table:table-cell>
          <table:table-cell table:number-columns-repeated="16380" table:style-name="ce2"/>
        </table:table-row>
        <table:table-row table:style-name="ro1">
          <table:table-cell table:number-columns-repeated="2" table:style-name="ce2"/>
          <table:table-cell office:value-type="string" table:style-name="ce5">
            <text:p>UK</text:p>
          </table:table-cell>
          <table:table-cell office:value-type="float" office:value="49.325073000000003" table:style-name="ce6">
            <text:p><text:s/>49.3<text:s/></text:p>
          </table:table-cell>
          <table:table-cell table:number-columns-repeated="16380" table:style-name="ce2"/>
        </table:table-row>
        <table:table-row table:style-name="ro1">
          <table:table-cell table:number-columns-repeated="2" table:style-name="ce2"/>
          <table:table-cell office:value-type="string" table:style-name="ce5">
            <text:p>CERF</text:p>
          </table:table-cell>
          <table:table-cell office:value-type="float" office:value="27.486575999999999" table:style-name="ce6">
            <text:p><text:s/>27.5<text:s/></text:p>
          </table:table-cell>
          <table:table-cell table:number-columns-repeated="16380" table:style-name="ce2"/>
        </table:table-row>
        <table:table-row table:style-name="ro1">
          <table:table-cell table:number-columns-repeated="2" table:style-name="ce2"/>
          <table:table-cell office:value-type="string" table:style-name="ce5">
            <text:p>Private</text:p>
          </table:table-cell>
          <table:table-cell office:value-type="float" office:value="17.391351" table:style-name="ce6">
            <text:p><text:s/>17.4<text:s/></text:p>
          </table:table-cell>
          <table:table-cell table:number-columns-repeated="16380" table:style-name="ce2"/>
        </table:table-row>
        <table:table-row table:style-name="ro1">
          <table:table-cell table:number-columns-repeated="3" table:style-name="ce2"/>
          <table:table-cell table:style-name="ce7"/>
          <table:table-cell table:style-name="ce8"/>
          <table:table-cell table:number-columns-repeated="16379"/>
        </table:table-row>
        <table:table-row table:style-name="ro4">
          <table:table-cell table:number-columns-repeated="16384"/>
        </table:table-row>
        <table:table-row table:style-name="ro4">
          <table:table-cell/>
          <table:table-cell table:style-name="ce2">
            <draw:frame xmlns:presentation="urn:oasis:names:tc:opendocument:xmlns:presentation:1.0" draw:z-index="1" draw:id="id0" draw:style-name="a0" draw:name="Chart 1" svg:x="0.27083in" svg:y="0.02083in" svg:width="6.3125in" svg:height="3.35417in" style:rel-width="scale" style:rel-height="scale">
              <draw:object xlink:href="Object 1/" xlink:type="simple" xlink:show="embed" xlink:actuate="onLoad"/>
              <svg:desc/>
            </draw:frame>
          </table:table-cell>
          <table:table-cell table:number-columns-repeated="16382"/>
        </table:table-row>
        <table:table-row table:number-rows-repeated="1048562" table:style-name="ro4">
          <table:table-cell table:number-columns-repeated="16384"/>
        </table:table-row>
      </table:table>
      <table:table table:name="Figure_2" table:style-name="ta2">
        <table:table-column table:style-name="co1" table:default-cell-style-name="ce2"/>
        <table:table-column table:style-name="co8" table:default-cell-style-name="ce2"/>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2"/>
        <table:table-column table:style-name="co1" table:number-columns-repeated="16377" table:default-cell-style-name="ce2"/>
        <table:table-row table:style-name="ro1">
          <table:table-cell office:value-type="string" table:style-name="ce2">
            <text:p>Title</text:p>
          </table:table-cell>
          <table:table-cell office:value-type="string" table:style-name="ce2">
            <text:p>CERF funding by sector, 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CERF data. Data downloaded on 29 December 2015.</text:p>
          </table:table-cell>
          <table:table-cell table:number-columns-repeated="16382" table:style-name="ce2"/>
        </table:table-row>
        <table:table-row table:style-name="ro1">
          <table:table-cell office:value-type="string" table:style-name="ce2">
            <text:p>Notes</text:p>
          </table:table-cell>
          <table:table-cell office:value-type="string" table:style-name="ce2">
            <text:p>Data from CERF website can differ from FTS dataset regarding CERF contributions.<text:s/></text:p>
          </table:table-cell>
          <table:table-cell table:number-columns-repeated="16382" table:style-name="ce2"/>
        </table:table-row>
        <table:table-row table:style-name="ro4">
          <table:table-cell table:number-columns-repeated="16384"/>
        </table:table-row>
        <table:table-row table:style-name="ro1">
          <table:table-cell table:style-name="ce2"/>
          <table:table-cell office:value-type="string" table:style-name="ce2">
            <text:p><text:s/></text:p>
          </table:table-cell>
          <table:table-cell table:number-columns-repeated="16382" table:style-name="ce2"/>
        </table:table-row>
        <table:table-row table:style-name="ro1">
          <table:table-cell table:style-name="ce2"/>
          <table:table-cell office:value-type="string" table:style-name="ce9">
            <text:p>Agency</text:p>
          </table:table-cell>
          <table:table-cell office:value-type="string" table:style-name="ce9">
            <text:p>Agency Project</text:p>
          </table:table-cell>
          <table:table-cell office:value-type="string" table:style-name="ce9">
            <text:p>US$m</text:p>
          </table:table-cell>
          <table:table-cell table:style-name="ce2"/>
          <table:table-cell table:style-name="ce2">
            <draw:frame xmlns:presentation="urn:oasis:names:tc:opendocument:xmlns:presentation:1.0" draw:z-index="1" draw:id="id1" draw:style-name="a1" draw:name="Chart 2" svg:x="0.13542in" svg:y="0.05208in" svg:width="4.60417in" svg:height="4.51042in" style:rel-width="scale" style:rel-height="scale">
              <draw:object xlink:href="Object 2/" xlink:type="simple" xlink:show="embed" xlink:actuate="onLoad"/>
              <svg:desc/>
            </draw:frame>
          </table:table-cell>
          <table:table-cell table:number-columns-repeated="16378"/>
        </table:table-row>
        <table:table-row table:style-name="ro1">
          <table:table-cell table:style-name="ce2"/>
          <table:table-cell office:value-type="string" table:style-name="ce5">
            <text:p>WFP</text:p>
          </table:table-cell>
          <table:table-cell office:value-type="string" table:style-name="ce5">
            <text:p>Food</text:p>
          </table:table-cell>
          <table:table-cell office:value-type="float" office:value="17.003928999999999" table:style-name="ce6">
            <text:p><text:s/>17.0<text:s/></text:p>
          </table:table-cell>
          <table:table-cell table:number-columns-repeated="16380" table:style-name="ce2"/>
        </table:table-row>
        <table:table-row table:style-name="ro1">
          <table:table-cell table:style-name="ce2"/>
          <table:table-cell office:value-type="string" table:style-name="ce5">
            <text:p>UNHCR</text:p>
          </table:table-cell>
          <table:table-cell office:value-type="string" table:style-name="ce5">
            <text:p>Multi-sector</text:p>
          </table:table-cell>
          <table:table-cell office:value-type="float" office:value="1.499941" table:style-name="ce6">
            <text:p><text:s/>1.5<text:s/></text:p>
          </table:table-cell>
          <table:table-cell table:number-columns-repeated="16380" table:style-name="ce2"/>
        </table:table-row>
        <table:table-row table:style-name="ro1">
          <table:table-cell table:style-name="ce2"/>
          <table:table-cell office:value-type="string" table:style-name="ce5">
            <text:p>WFP+UNICEF</text:p>
          </table:table-cell>
          <table:table-cell office:value-type="string" table:style-name="ce5">
            <text:p>Health - Nutrition</text:p>
          </table:table-cell>
          <table:table-cell office:value-type="float" office:value="5.9999180000000001" table:style-name="ce6">
            <text:p><text:s/>6.0<text:s/></text:p>
          </table:table-cell>
          <table:table-cell table:number-columns-repeated="16380" table:style-name="ce2"/>
        </table:table-row>
        <table:table-row table:style-name="ro1">
          <table:table-cell table:style-name="ce2"/>
          <table:table-cell office:value-type="string" table:style-name="ce5">
            <text:p>UNICEF</text:p>
          </table:table-cell>
          <table:table-cell office:value-type="string" table:style-name="ce5">
            <text:p>Water and sanitation</text:p>
          </table:table-cell>
          <table:table-cell office:value-type="float" office:value="1.0161089999999999" table:style-name="ce6">
            <text:p><text:s/>1.0<text:s/></text:p>
          </table:table-cell>
          <table:table-cell table:number-columns-repeated="16380" table:style-name="ce2"/>
        </table:table-row>
        <table:table-row table:style-name="ro1">
          <table:table-cell table:style-name="ce2"/>
          <table:table-cell office:value-type="string" table:style-name="ce5">
            <text:p>FAO</text:p>
          </table:table-cell>
          <table:table-cell office:value-type="string" table:style-name="ce5">
            <text:p>Agriculture</text:p>
          </table:table-cell>
          <table:table-cell office:value-type="float" office:value="1" table:style-name="ce6">
            <text:p><text:s/>1.0<text:s/></text:p>
          </table:table-cell>
          <table:table-cell table:number-columns-repeated="16380" table:style-name="ce2"/>
        </table:table-row>
        <table:table-row table:style-name="ro1">
          <table:table-cell table:style-name="ce2"/>
          <table:table-cell office:value-type="string" table:style-name="ce5">
            <text:p>UNICEF</text:p>
          </table:table-cell>
          <table:table-cell office:value-type="string" table:style-name="ce5">
            <text:p>Health</text:p>
          </table:table-cell>
          <table:table-cell office:value-type="float" office:value="0.5" table:style-name="ce6">
            <text:p><text:s/>0.5<text:s/></text:p>
          </table:table-cell>
          <table:table-cell table:number-columns-repeated="16380" table:style-name="ce2"/>
        </table:table-row>
        <table:table-row table:style-name="ro1">
          <table:table-cell table:style-name="ce2"/>
          <table:table-cell office:value-type="string" table:style-name="ce5">
            <text:p>Total</text:p>
          </table:table-cell>
          <table:table-cell office:value-type="string" table:style-name="ce5">
            <text:p><text:s/></text:p>
          </table:table-cell>
          <table:table-cell office:value-type="string" table:style-name="ce5">
            <text:p><text:s/></text:p>
          </table:table-cell>
          <table:table-cell office:value-type="string" table:style-name="ce2">
            <text:p><text:s/></text:p>
          </table:table-cell>
          <table:table-cell table:number-columns-repeated="16379"/>
        </table:table-row>
        <table:table-row table:number-rows-repeated="11" table:style-name="ro4">
          <table:table-cell table:number-columns-repeated="16384"/>
        </table:table-row>
        <table:table-row table:style-name="ro1">
          <table:table-cell table:number-columns-repeated="2"/>
          <table:table-cell table:style-name="ce10"/>
          <table:table-cell table:number-columns-repeated="16381"/>
        </table:table-row>
        <table:table-row table:number-rows-repeated="1048551" table:style-name="ro4">
          <table:table-cell table:number-columns-repeated="16384"/>
        </table:table-row>
      </table:table>
      <table:table table:name="Figure_3" table:style-name="ta2">
        <table:table-column table:style-name="co1" table:default-cell-style-name="ce2"/>
        <table:table-column table:style-name="co13" table:default-cell-style-name="ce2"/>
        <table:table-column table:style-name="co6" table:number-columns-repeated="2" table:default-cell-style-name="ce2"/>
        <table:table-column table:style-name="co7" table:default-cell-style-name="ce2"/>
        <table:table-column table:style-name="co1" table:number-columns-repeated="16379" table:default-cell-style-name="ce2"/>
        <table:table-row table:style-name="ro1">
          <table:table-cell office:value-type="string" table:style-name="ce2">
            <text:p>Title</text:p>
          </table:table-cell>
          <table:table-cell office:value-type="string" table:style-name="ce2">
            <text:p>Pooled funding to Ethiopia, 2010−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 Data downloaded on 29 December 2015.</text:p>
          </table:table-cell>
          <table:table-cell table:number-columns-repeated="16382" table:style-name="ce2"/>
        </table:table-row>
        <table:table-row table:style-name="ro1">
          <table:table-cell office:value-type="string" table:style-name="ce2">
            <text:p>Notes</text:p>
          </table:table-cell>
          <table:table-cell office:value-type="string" table:style-name="ce2">
            <text:p>CERF: Central Emergency Response Fund; HRF: Ethiopia Humanitarian Response Fund. Data on Ethiopia's HRF is drawn from UN OCHA's FTS and not from OCHA Ethiopia. On FTS Ethiopia's HRF is labelled as 'Emergency Response Fund'.</text:p>
          </table:table-cell>
          <table:table-cell table:number-columns-repeated="16382" table:style-name="ce2"/>
        </table:table-row>
        <table:table-row table:number-rows-repeated="2" table:style-name="ro4">
          <table:table-cell table:number-columns-repeated="16384"/>
        </table:table-row>
        <table:table-row table:style-name="ro1">
          <table:table-cell table:style-name="ce2"/>
          <table:table-cell table:style-name="ce9"/>
          <table:table-cell office:value-type="string" table:number-columns-spanned="2" table:number-rows-spanned="1" table:style-name="ce12">
            <text:p>US$ millions</text:p>
          </table:table-cell>
          <table:covered-table-cell/>
          <table:table-cell table:style-name="ce2">
            <draw:frame xmlns:presentation="urn:oasis:names:tc:opendocument:xmlns:presentation:1.0" draw:z-index="1" draw:id="id2" draw:style-name="a2" draw:name="Chart 2" svg:x="0.625in" svg:y="0in" svg:width="5in" svg:height="3.33333in" style:rel-width="scale" style:rel-height="scale">
              <draw:object xlink:href="Object 3/" xlink:type="simple" xlink:show="embed" xlink:actuate="onLoad"/>
              <svg:desc/>
            </draw:frame>
          </table:table-cell>
          <table:table-cell table:number-columns-repeated="16379"/>
        </table:table-row>
        <table:table-row table:style-name="ro1">
          <table:table-cell table:style-name="ce2"/>
          <table:table-cell office:value-type="string" table:style-name="ce9">
            <text:p>Emergency year</text:p>
          </table:table-cell>
          <table:table-cell office:value-type="string" table:style-name="ce9">
            <text:p>CERF</text:p>
          </table:table-cell>
          <table:table-cell office:value-type="string" table:style-name="ce9">
            <text:p>HRF</text:p>
          </table:table-cell>
          <table:table-cell table:number-columns-repeated="16380"/>
        </table:table-row>
        <table:table-row table:style-name="ro1">
          <table:table-cell table:style-name="ce2"/>
          <table:table-cell office:value-type="float" office:value="2010" table:style-name="ce5">
            <text:p>2010</text:p>
          </table:table-cell>
          <table:table-cell office:value-type="float" office:value="16.690193000000001" table:style-name="ce6">
            <text:p><text:s/>16.7<text:s/></text:p>
          </table:table-cell>
          <table:table-cell office:value-type="float" office:value="25.605122000000001" table:style-name="ce6">
            <text:p><text:s/>25.6<text:s/></text:p>
          </table:table-cell>
          <table:table-cell table:number-columns-repeated="16380"/>
        </table:table-row>
        <table:table-row table:style-name="ro1">
          <table:table-cell table:style-name="ce2"/>
          <table:table-cell office:value-type="float" office:value="2011" table:style-name="ce5">
            <text:p>2011</text:p>
          </table:table-cell>
          <table:table-cell office:value-type="float" office:value="46.475653000000001" table:style-name="ce6">
            <text:p><text:s/>46.5<text:s/></text:p>
          </table:table-cell>
          <table:table-cell office:value-type="float" office:value="46.635466999999998" table:style-name="ce6">
            <text:p><text:s/>46.6<text:s/></text:p>
          </table:table-cell>
          <table:table-cell table:number-columns-repeated="16380"/>
        </table:table-row>
        <table:table-row table:style-name="ro1">
          <table:table-cell table:style-name="ce2"/>
          <table:table-cell office:value-type="float" office:value="2012" table:style-name="ce5">
            <text:p>2012</text:p>
          </table:table-cell>
          <table:table-cell office:value-type="float" office:value="13.984781" table:style-name="ce6">
            <text:p><text:s/>14.0<text:s/></text:p>
          </table:table-cell>
          <table:table-cell office:value-type="float" office:value="37.955717" table:style-name="ce6">
            <text:p><text:s/>38.0<text:s/></text:p>
          </table:table-cell>
          <table:table-cell table:number-columns-repeated="16380"/>
        </table:table-row>
        <table:table-row table:style-name="ro1">
          <table:table-cell table:style-name="ce2"/>
          <table:table-cell office:value-type="float" office:value="2013" table:style-name="ce5">
            <text:p>2013</text:p>
          </table:table-cell>
          <table:table-cell office:value-type="float" office:value="23.972935" table:style-name="ce6">
            <text:p><text:s/>24.0<text:s/></text:p>
          </table:table-cell>
          <table:table-cell office:value-type="float" office:value="27.146015999999999" table:style-name="ce6">
            <text:p><text:s/>27.1<text:s/></text:p>
          </table:table-cell>
          <table:table-cell table:number-columns-repeated="16380"/>
        </table:table-row>
        <table:table-row table:style-name="ro1">
          <table:table-cell table:style-name="ce2"/>
          <table:table-cell office:value-type="float" office:value="2014" table:style-name="ce5">
            <text:p>2014</text:p>
          </table:table-cell>
          <table:table-cell office:value-type="float" office:value="32.516021000000002" table:style-name="ce6">
            <text:p><text:s/>32.5<text:s/></text:p>
          </table:table-cell>
          <table:table-cell office:value-type="float" office:value="14.32569" table:style-name="ce6">
            <text:p><text:s/>14.3<text:s/></text:p>
          </table:table-cell>
          <table:table-cell table:number-columns-repeated="16380"/>
        </table:table-row>
        <table:table-row table:style-name="ro1">
          <table:table-cell table:style-name="ce2"/>
          <table:table-cell office:value-type="float" office:value="2015" table:style-name="ce5">
            <text:p>2015</text:p>
          </table:table-cell>
          <table:table-cell office:value-type="float" office:value="27.486575999999999" table:style-name="ce6">
            <text:p><text:s/>27.5<text:s/></text:p>
          </table:table-cell>
          <table:table-cell office:value-type="float" office:value="17.273612" table:style-name="ce6">
            <text:p><text:s/>17.3<text:s/></text:p>
          </table:table-cell>
          <table:table-cell table:number-columns-repeated="16380"/>
        </table:table-row>
        <table:table-row table:style-name="ro1">
          <table:table-cell table:style-name="ce2"/>
          <table:table-cell office:value-type="string" table:style-name="ce5">
            <text:p>Grand Total</text:p>
          </table:table-cell>
          <table:table-cell office:value-type="float" office:value="161.126159" table:style-name="ce11">
            <text:p><text:s/>161.13<text:s/></text:p>
          </table:table-cell>
          <table:table-cell office:value-type="float" office:value="168.94162399999999" table:style-name="ce11">
            <text:p><text:s/>168.94<text:s/></text:p>
          </table:table-cell>
          <table:table-cell table:number-columns-repeated="16380"/>
        </table:table-row>
        <table:table-row table:number-rows-repeated="1048562" table:style-name="ro4">
          <table:table-cell table:number-columns-repeated="16384"/>
        </table:table-row>
      </table:table>
      <table:table table:name="Figure_4" table:style-name="ta2">
        <table:table-column table:style-name="co1" table:default-cell-style-name="ce2"/>
        <table:table-column table:style-name="co14" table:default-cell-style-name="ce2"/>
        <table:table-column table:style-name="co11" table:default-cell-style-name="ce2"/>
        <table:table-column table:style-name="co1" table:number-columns-repeated="252" table:default-cell-style-name="ce2"/>
        <table:table-column table:style-name="co15" table:default-cell-style-name="ce2"/>
        <table:table-column table:style-name="co16" table:number-columns-repeated="16128" table:default-cell-style-name="ce2"/>
        <table:table-row table:style-name="ro1">
          <table:table-cell office:value-type="string" table:style-name="ce2">
            <text:p>Title</text:p>
          </table:table-cell>
          <table:table-cell office:value-type="string" table:style-name="ce2">
            <text:p>Humanitarian funding to Ethiopia by sector, 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 Data downloaded on 29 December 2015.</text:p>
          </table:table-cell>
          <table:table-cell table:number-columns-repeated="16382" table:style-name="ce2"/>
        </table:table-row>
        <table:table-row table:style-name="ro5">
          <table:table-cell office:value-type="string" table:style-name="ce2">
            <text:p>Notes</text:p>
          </table:table-cell>
          <table:table-cell office:value-type="string" table:style-name="ce3">
            <text:p>If funding is given in an unearmarked manner and not yet allocated by the recipient agency to a particular project and sector, the FTS shows the funding under the heading 'sector not yet specified'. 'Other' includes economic recovery and infrastructure, agriculture, protection/human rights/rule of law and water and sanitation.</text:p>
          </table:table-cell>
          <table:table-cell table:number-columns-repeated="16382" table:style-name="ce2"/>
        </table:table-row>
        <table:table-row table:number-rows-repeated="4" table:style-name="ro4">
          <table:table-cell table:number-columns-repeated="16384"/>
        </table:table-row>
        <table:table-row table:style-name="ro4">
          <table:table-cell table:number-columns-repeated="4" table:style-name="ce2"/>
          <table:table-cell table:style-name="ce2">
            <draw:frame xmlns:presentation="urn:oasis:names:tc:opendocument:xmlns:presentation:1.0" draw:z-index="1" draw:id="id3" draw:style-name="a3" draw:name="Chart 1" svg:x="0.09375in" svg:y="0.125in" svg:width="3.83333in" svg:height="4.125in" style:rel-width="scale" style:rel-height="scale">
              <draw:object xlink:href="Object 4/" xlink:type="simple" xlink:show="embed" xlink:actuate="onLoad"/>
              <svg:desc/>
            </draw:frame>
          </table:table-cell>
          <table:table-cell table:number-columns-repeated="16379"/>
        </table:table-row>
        <table:table-row table:style-name="ro1">
          <table:table-cell table:style-name="ce2"/>
          <table:table-cell office:value-type="string" table:style-name="ce9">
            <text:p>Sum of USD committed/contributed</text:p>
          </table:table-cell>
          <table:table-cell office:value-type="string" table:style-name="ce9">
            <text:p>US$ millions</text:p>
          </table:table-cell>
          <table:table-cell table:number-columns-repeated="16381"/>
        </table:table-row>
        <table:table-row table:style-name="ro1">
          <table:table-cell table:style-name="ce2"/>
          <table:table-cell office:value-type="string" table:style-name="ce5">
            <text:p>Sector not yet specified</text:p>
          </table:table-cell>
          <table:table-cell office:value-type="float" office:value="218.479332" table:style-name="ce6">
            <text:p><text:s/>218.5<text:s/></text:p>
          </table:table-cell>
          <table:table-cell table:number-columns-repeated="16381"/>
        </table:table-row>
        <table:table-row table:style-name="ro1">
          <table:table-cell table:style-name="ce2"/>
          <table:table-cell office:value-type="string" table:style-name="ce5">
            <text:p>Food</text:p>
          </table:table-cell>
          <table:table-cell office:value-type="float" office:value="201.948103" table:style-name="ce6">
            <text:p><text:s/>201.9<text:s/></text:p>
          </table:table-cell>
          <table:table-cell table:number-columns-repeated="16381"/>
        </table:table-row>
        <table:table-row table:style-name="ro1">
          <table:table-cell table:style-name="ce2"/>
          <table:table-cell office:value-type="string" table:style-name="ce5">
            <text:p>Multi-sector</text:p>
          </table:table-cell>
          <table:table-cell office:value-type="float" office:value="74.199313000000004" table:style-name="ce6">
            <text:p><text:s/>74.2<text:s/></text:p>
          </table:table-cell>
          <table:table-cell table:number-columns-repeated="16381"/>
        </table:table-row>
        <table:table-row table:style-name="ro1">
          <table:table-cell table:style-name="ce2"/>
          <table:table-cell office:value-type="string" table:style-name="ce5">
            <text:p>Health</text:p>
          </table:table-cell>
          <table:table-cell office:value-type="float" office:value="31.820277999999998" table:style-name="ce6">
            <text:p><text:s/>31.8<text:s/></text:p>
          </table:table-cell>
          <table:table-cell table:number-columns-repeated="16381"/>
        </table:table-row>
        <table:table-row table:style-name="ro1">
          <table:table-cell table:style-name="ce2"/>
          <table:table-cell office:value-type="string" table:style-name="ce5">
            <text:p>Shelter and non-food items</text:p>
          </table:table-cell>
          <table:table-cell office:value-type="float" office:value="8.6642679999999999" table:style-name="ce6">
            <text:p><text:s/>8.7<text:s/></text:p>
          </table:table-cell>
          <table:table-cell table:number-columns-repeated="16381"/>
        </table:table-row>
        <table:table-row table:style-name="ro1">
          <table:table-cell table:style-name="ce2"/>
          <table:table-cell office:value-type="string" table:style-name="ce5">
            <text:p>Coordination and support<text:s/></text:p>
          </table:table-cell>
          <table:table-cell office:value-type="float" office:value="8.2931889999999999" table:style-name="ce6">
            <text:p><text:s/>8.3<text:s/></text:p>
          </table:table-cell>
          <table:table-cell table:number-columns-repeated="16381"/>
        </table:table-row>
        <table:table-row table:style-name="ro1">
          <table:table-cell table:style-name="ce2"/>
          <table:table-cell office:value-type="string" table:style-name="ce5">
            <text:p>Other</text:p>
          </table:table-cell>
          <table:table-cell office:value-type="float" office:value="17.426354" table:style-name="ce6">
            <text:p><text:s/>17.4<text:s/></text:p>
          </table:table-cell>
          <table:table-cell table:number-columns-repeated="16381"/>
        </table:table-row>
        <table:table-row table:number-rows-repeated="7" table:style-name="ro1">
          <table:table-cell table:number-columns-repeated="2"/>
          <table:table-cell table:style-name="ce13"/>
          <table:table-cell table:number-columns-repeated="16381"/>
        </table:table-row>
        <table:table-row table:number-rows-repeated="1048553" table:style-name="ro4">
          <table:table-cell table:number-columns-repeated="16384"/>
        </table:table-row>
      </table:table>
      <table:table table:name="Figure_5" table:style-name="ta2">
        <table:table-column table:style-name="co1"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8" table:default-cell-style-name="ce2"/>
        <table:table-column table:style-name="co21" table:default-cell-style-name="ce2"/>
        <table:table-column table:style-name="co22" table:default-cell-style-name="ce2"/>
        <table:table-column table:style-name="co23" table:default-cell-style-name="ce2"/>
        <table:table-column table:style-name="co1" table:number-columns-repeated="242" table:default-cell-style-name="ce2"/>
        <table:table-column table:style-name="co24" table:default-cell-style-name="ce2"/>
        <table:table-column table:style-name="co6" table:default-cell-style-name="ce2"/>
        <table:table-column table:style-name="co25" table:default-cell-style-name="ce2"/>
        <table:table-column table:style-name="co1" table:number-columns-repeated="16130" table:default-cell-style-name="ce2"/>
        <table:table-row table:style-name="ro1">
          <table:table-cell office:value-type="string" table:style-name="ce2">
            <text:p>Title</text:p>
          </table:table-cell>
          <table:table-cell office:value-type="string" table:style-name="ce2">
            <text:p>Monthly humanitarian funding to Ethiopia by sector, 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 Data downloaded on 29 December 2015.</text:p>
          </table:table-cell>
          <table:table-cell table:number-columns-repeated="16382" table:style-name="ce2"/>
        </table:table-row>
        <table:table-row table:number-rows-repeated="2" table:style-name="ro4">
          <table:table-cell table:number-columns-repeated="16384"/>
        </table:table-row>
        <table:table-row table:style-name="ro1">
          <table:table-cell table:style-name="ce2"/>
          <table:table-cell table:style-name="ce9"/>
          <table:table-cell office:value-type="string" table:style-name="ce9">
            <text:p>Coordination</text:p>
          </table:table-cell>
          <table:table-cell office:value-type="string" table:style-name="ce9">
            <text:p>Multi-sector</text:p>
          </table:table-cell>
          <table:table-cell office:value-type="string" table:style-name="ce9">
            <text:p>Food</text:p>
          </table:table-cell>
          <table:table-cell office:value-type="string" table:style-name="ce9">
            <text:p>Health</text:p>
          </table:table-cell>
          <table:table-cell office:value-type="string" table:style-name="ce9">
            <text:p>WASH</text:p>
          </table:table-cell>
          <table:table-cell office:value-type="string" table:style-name="ce9">
            <text:p>Sector not yet specified</text:p>
          </table:table-cell>
          <table:table-cell office:value-type="string" table:style-name="ce9">
            <text:p>Agriculture</text:p>
          </table:table-cell>
          <table:table-cell table:number-columns-repeated="16375"/>
        </table:table-row>
        <table:table-row table:style-name="ro1">
          <table:table-cell table:style-name="ce2"/>
          <table:table-cell office:value-type="date" office:date-value="2015-04-01T00:00:00" table:style-name="ce14">
            <text:p>Apr-15</text:p>
          </table:table-cell>
          <table:table-cell office:value-type="float" office:value="1510881" table:style-name="ce15">
            <text:p><text:s/>1,510,881<text:s/></text:p>
          </table:table-cell>
          <table:table-cell office:value-type="float" office:value="2786084" table:style-name="ce15">
            <text:p><text:s/>2,786,084<text:s/></text:p>
          </table:table-cell>
          <table:table-cell office:value-type="float" office:value="754687" table:style-name="ce15">
            <text:p><text:s/>754,687<text:s/></text:p>
          </table:table-cell>
          <table:table-cell office:value-type="float" office:value="493437" table:style-name="ce15">
            <text:p><text:s/>493,437<text:s/></text:p>
          </table:table-cell>
          <table:table-cell office:value-type="float" office:value="0" table:style-name="ce5">
            <text:p>0</text:p>
          </table:table-cell>
          <table:table-cell office:value-type="float" office:value="10476347" table:style-name="ce15">
            <text:p><text:s/>10,476,347<text:s/></text:p>
          </table:table-cell>
          <table:table-cell table:style-name="ce5"/>
          <table:table-cell table:number-columns-repeated="16375"/>
        </table:table-row>
        <table:table-row table:style-name="ro1">
          <table:table-cell table:style-name="ce2"/>
          <table:table-cell office:value-type="date" office:date-value="2015-05-01T00:00:00" table:style-name="ce14">
            <text:p>May-15</text:p>
          </table:table-cell>
          <table:table-cell office:value-type="float" office:value="1153097" table:style-name="ce15">
            <text:p><text:s/>1,153,097<text:s/></text:p>
          </table:table-cell>
          <table:table-cell office:value-type="float" office:value="3481427" table:style-name="ce15">
            <text:p><text:s/>3,481,427<text:s/></text:p>
          </table:table-cell>
          <table:table-cell office:value-type="float" office:value="1106195" table:style-name="ce15">
            <text:p><text:s/>1,106,195<text:s/></text:p>
          </table:table-cell>
          <table:table-cell office:value-type="float" office:value="2288773" table:style-name="ce15">
            <text:p><text:s/>2,288,773<text:s/></text:p>
          </table:table-cell>
          <table:table-cell office:value-type="float" office:value="2093725" table:style-name="ce15">
            <text:p><text:s/>2,093,725<text:s/></text:p>
          </table:table-cell>
          <table:table-cell office:value-type="float" office:value="6725017" table:style-name="ce15">
            <text:p><text:s/>6,725,017<text:s/></text:p>
          </table:table-cell>
          <table:table-cell office:value-type="float" office:value="238521" table:style-name="ce15">
            <text:p><text:s/>238,521<text:s/></text:p>
          </table:table-cell>
          <table:table-cell table:number-columns-repeated="16375"/>
        </table:table-row>
        <table:table-row table:style-name="ro1">
          <table:table-cell table:style-name="ce2"/>
          <table:table-cell office:value-type="date" office:date-value="2015-06-01T00:00:00" table:style-name="ce14">
            <text:p>Jun-15</text:p>
          </table:table-cell>
          <table:table-cell office:value-type="float" office:value="679229" table:style-name="ce15">
            <text:p><text:s/>679,229<text:s/></text:p>
          </table:table-cell>
          <table:table-cell office:value-type="float" office:value="11666960" table:style-name="ce15">
            <text:p><text:s/>11,666,960<text:s/></text:p>
          </table:table-cell>
          <table:table-cell office:value-type="float" office:value="1010435" table:style-name="ce15">
            <text:p><text:s/>1,010,435<text:s/></text:p>
          </table:table-cell>
          <table:table-cell office:value-type="float" office:value="3347978" table:style-name="ce15">
            <text:p><text:s/>3,347,978<text:s/></text:p>
          </table:table-cell>
          <table:table-cell office:value-type="float" office:value="1834472" table:style-name="ce15">
            <text:p><text:s/>1,834,472<text:s/></text:p>
          </table:table-cell>
          <table:table-cell office:value-type="float" office:value="4822625" table:style-name="ce15">
            <text:p><text:s/>4,822,625<text:s/></text:p>
          </table:table-cell>
          <table:table-cell table:style-name="ce5"/>
          <table:table-cell table:number-columns-repeated="16375"/>
        </table:table-row>
        <table:table-row table:style-name="ro1">
          <table:table-cell table:style-name="ce2"/>
          <table:table-cell office:value-type="date" office:date-value="2015-07-01T00:00:00" table:style-name="ce14">
            <text:p>Jul-15</text:p>
          </table:table-cell>
          <table:table-cell office:value-type="float" office:value="0" table:style-name="ce5">
            <text:p>0</text:p>
          </table:table-cell>
          <table:table-cell office:value-type="float" office:value="8162579" table:style-name="ce15">
            <text:p><text:s/>8,162,579<text:s/></text:p>
          </table:table-cell>
          <table:table-cell office:value-type="float" office:value="0" table:style-name="ce5">
            <text:p>0</text:p>
          </table:table-cell>
          <table:table-cell office:value-type="float" office:value="790225" table:style-name="ce15">
            <text:p><text:s/>790,225<text:s/></text:p>
          </table:table-cell>
          <table:table-cell office:value-type="float" office:value="395317" table:style-name="ce15">
            <text:p><text:s/>395,317<text:s/></text:p>
          </table:table-cell>
          <table:table-cell office:value-type="float" office:value="5893882" table:style-name="ce15">
            <text:p><text:s/>5,893,882<text:s/></text:p>
          </table:table-cell>
          <table:table-cell table:style-name="ce5"/>
          <table:table-cell table:number-columns-repeated="16375"/>
        </table:table-row>
        <table:table-row table:style-name="ro1">
          <table:table-cell table:style-name="ce2"/>
          <table:table-cell office:value-type="date" office:date-value="2015-08-01T00:00:00" table:style-name="ce14">
            <text:p>Aug-15</text:p>
          </table:table-cell>
          <table:table-cell office:value-type="float" office:value="366876" table:style-name="ce15">
            <text:p><text:s/>366,876<text:s/></text:p>
          </table:table-cell>
          <table:table-cell office:value-type="float" office:value="4827891" table:style-name="ce15">
            <text:p><text:s/>4,827,891<text:s/></text:p>
          </table:table-cell>
          <table:table-cell office:value-type="float" office:value="73217" table:style-name="ce15">
            <text:p><text:s/>73,217<text:s/></text:p>
          </table:table-cell>
          <table:table-cell office:value-type="float" office:value="1015575" table:style-name="ce15">
            <text:p><text:s/>1,015,575<text:s/></text:p>
          </table:table-cell>
          <table:table-cell office:value-type="float" office:value="0" table:style-name="ce5">
            <text:p>0</text:p>
          </table:table-cell>
          <table:table-cell office:value-type="float" office:value="4028317" table:style-name="ce15">
            <text:p><text:s/>4,028,317<text:s/></text:p>
          </table:table-cell>
          <table:table-cell office:value-type="float" office:value="1302855" table:style-name="ce15">
            <text:p><text:s/>1,302,855<text:s/></text:p>
          </table:table-cell>
          <table:table-cell table:number-columns-repeated="16375"/>
        </table:table-row>
        <table:table-row table:style-name="ro1">
          <table:table-cell table:style-name="ce2"/>
          <table:table-cell office:value-type="date" office:date-value="2015-09-01T00:00:00" table:style-name="ce14">
            <text:p>Sep-15</text:p>
          </table:table-cell>
          <table:table-cell office:value-type="float" office:value="0" table:style-name="ce5">
            <text:p>0</text:p>
          </table:table-cell>
          <table:table-cell office:value-type="float" office:value="5515968" table:style-name="ce15">
            <text:p><text:s/>5,515,968<text:s/></text:p>
          </table:table-cell>
          <table:table-cell office:value-type="float" office:value="393701" table:style-name="ce15">
            <text:p><text:s/>393,701<text:s/></text:p>
          </table:table-cell>
          <table:table-cell office:value-type="float" office:value="5455607" table:style-name="ce15">
            <text:p><text:s/>5,455,607<text:s/></text:p>
          </table:table-cell>
          <table:table-cell office:value-type="float" office:value="1150029" table:style-name="ce15">
            <text:p><text:s/>1,150,029<text:s/></text:p>
          </table:table-cell>
          <table:table-cell office:value-type="float" office:value="5815876" table:style-name="ce15">
            <text:p><text:s/>5,815,876<text:s/></text:p>
          </table:table-cell>
          <table:table-cell office:value-type="float" office:value="1000000" table:style-name="ce15">
            <text:p><text:s/>1,000,000<text:s/></text:p>
          </table:table-cell>
          <table:table-cell table:number-columns-repeated="16375"/>
        </table:table-row>
        <table:table-row table:style-name="ro1">
          <table:table-cell table:style-name="ce2"/>
          <table:table-cell office:value-type="date" office:date-value="2015-10-01T00:00:00" table:style-name="ce14">
            <text:p>Oct-15</text:p>
          </table:table-cell>
          <table:table-cell office:value-type="float" office:value="1726524" table:style-name="ce15">
            <text:p><text:s/>1,726,524<text:s/></text:p>
          </table:table-cell>
          <table:table-cell office:value-type="float" office:value="5158213" table:style-name="ce15">
            <text:p><text:s/>5,158,213<text:s/></text:p>
          </table:table-cell>
          <table:table-cell office:value-type="float" office:value="5059858" table:style-name="ce15">
            <text:p><text:s/>5,059,858<text:s/></text:p>
          </table:table-cell>
          <table:table-cell office:value-type="float" office:value="6795880" table:style-name="ce15">
            <text:p><text:s/>6,795,880<text:s/></text:p>
          </table:table-cell>
          <table:table-cell office:value-type="float" office:value="0" table:style-name="ce5">
            <text:p>0</text:p>
          </table:table-cell>
          <table:table-cell office:value-type="float" office:value="34556679" table:style-name="ce15">
            <text:p><text:s/>34,556,679<text:s/></text:p>
          </table:table-cell>
          <table:table-cell table:style-name="ce5"/>
          <table:table-cell table:number-columns-repeated="16375"/>
        </table:table-row>
        <table:table-row table:style-name="ro1">
          <table:table-cell table:style-name="ce2"/>
          <table:table-cell office:value-type="date" office:date-value="2015-11-01T00:00:00" table:style-name="ce14">
            <text:p>Nov-15</text:p>
          </table:table-cell>
          <table:table-cell office:value-type="float" office:value="791466" table:style-name="ce15">
            <text:p><text:s/>791,466<text:s/></text:p>
          </table:table-cell>
          <table:table-cell office:value-type="float" office:value="0" table:style-name="ce5">
            <text:p>0</text:p>
          </table:table-cell>
          <table:table-cell office:value-type="float" office:value="16663313" table:style-name="ce15">
            <text:p><text:s/>16,663,313<text:s/></text:p>
          </table:table-cell>
          <table:table-cell office:value-type="float" office:value="4138093" table:style-name="ce15">
            <text:p><text:s/>4,138,093<text:s/></text:p>
          </table:table-cell>
          <table:table-cell office:value-type="float" office:value="0" table:style-name="ce5">
            <text:p>0</text:p>
          </table:table-cell>
          <table:table-cell office:value-type="float" office:value="14027487" table:style-name="ce15">
            <text:p><text:s/>14,027,487<text:s/></text:p>
          </table:table-cell>
          <table:table-cell table:style-name="ce5"/>
          <table:table-cell table:number-columns-repeated="16375"/>
        </table:table-row>
        <table:table-row table:style-name="ro1">
          <table:table-cell table:style-name="ce2"/>
          <table:table-cell office:value-type="date" office:date-value="2015-12-01T00:00:00" table:style-name="ce14">
            <text:p>Dec-15</text:p>
          </table:table-cell>
          <table:table-cell office:value-type="float" office:value="167520" table:style-name="ce15">
            <text:p><text:s/>167,520<text:s/></text:p>
          </table:table-cell>
          <table:table-cell office:value-type="float" office:value="0" table:style-name="ce5">
            <text:p>0</text:p>
          </table:table-cell>
          <table:table-cell office:value-type="float" office:value="9206349" table:style-name="ce15">
            <text:p><text:s/>9,206,349<text:s/></text:p>
          </table:table-cell>
          <table:table-cell office:value-type="float" office:value="0" table:style-name="ce5">
            <text:p>0</text:p>
          </table:table-cell>
          <table:table-cell office:value-type="float" office:value="0" table:style-name="ce5">
            <text:p>0</text:p>
          </table:table-cell>
          <table:table-cell office:value-type="float" office:value="46494983" table:style-name="ce15">
            <text:p><text:s/>46,494,983<text:s/></text:p>
          </table:table-cell>
          <table:table-cell office:value-type="float" office:value="500000" table:style-name="ce15">
            <text:p><text:s/>500,000<text:s/></text:p>
          </table:table-cell>
          <table:table-cell table:number-columns-repeated="16375"/>
        </table:table-row>
        <table:table-row table:style-name="ro4">
          <table:table-cell table:number-columns-repeated="16384"/>
        </table:table-row>
        <table:table-row table:style-name="ro1">
          <table:table-cell table:style-name="ce2"/>
          <table:table-cell table:style-name="ce2">
            <draw:frame xmlns:presentation="urn:oasis:names:tc:opendocument:xmlns:presentation:1.0" draw:z-index="1" draw:id="id4" draw:style-name="a4" draw:name="Chart 3" svg:x="0.07292in" svg:y="0.17708in" svg:width="7.97917in" svg:height="4.04167in" style:rel-width="scale" style:rel-height="scale">
              <draw:object xlink:href="Object 5/" xlink:type="simple" xlink:show="embed" xlink:actuate="onLoad"/>
              <svg:desc/>
            </draw:frame>
          </table:table-cell>
          <table:table-cell table:number-columns-repeated="5" table:style-name="ce2"/>
          <table:table-cell table:style-name="ce16"/>
          <table:table-cell table:number-columns-repeated="16376" table:style-name="ce2"/>
        </table:table-row>
        <table:table-row table:number-rows-repeated="1048560" table:style-name="ro4">
          <table:table-cell table:number-columns-repeated="16384"/>
        </table:table-row>
      </table:table>
      <table:table table:name="Figure_6" table:style-name="ta2">
        <table:table-column table:style-name="co1" table:number-columns-repeated="2" table:default-cell-style-name="ce2"/>
        <table:table-column table:style-name="co26" table:default-cell-style-name="ce2"/>
        <table:table-column table:style-name="co21" table:default-cell-style-name="ce2"/>
        <table:table-column table:style-name="co1" table:number-columns-repeated="249" table:default-cell-style-name="ce2"/>
        <table:table-column table:style-name="co27" table:default-cell-style-name="ce2"/>
        <table:table-column table:style-name="co5" table:default-cell-style-name="ce2"/>
        <table:table-column table:style-name="co28" table:default-cell-style-name="ce2"/>
        <table:table-column table:style-name="co10" table:number-columns-repeated="16128" table:default-cell-style-name="ce2"/>
        <table:table-row table:style-name="ro1">
          <table:table-cell office:value-type="string" table:style-name="ce2">
            <text:p>Title</text:p>
          </table:table-cell>
          <table:table-cell office:value-type="string" table:style-name="ce2">
            <text:p>Humanitarian assistance by funding channel, 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 Data downloaded on 29 December 2015.</text:p>
          </table:table-cell>
          <table:table-cell table:number-columns-repeated="16382" table:style-name="ce2"/>
        </table:table-row>
        <table:table-row table:style-name="ro1">
          <table:table-cell office:value-type="string" table:style-name="ce2">
            <text:p>Notes</text:p>
          </table:table-cell>
          <table:table-cell office:value-type="string" table:style-name="ce2">
            <text:p>UNHCR: UN High Commissioner for Refugees; RCRC: International Red Cross and Red Crescent Movement.</text:p>
          </table:table-cell>
          <table:table-cell table:number-columns-repeated="16382" table:style-name="ce2"/>
        </table:table-row>
        <table:table-row table:style-name="ro4">
          <table:table-cell table:number-columns-repeated="16384"/>
        </table:table-row>
        <table:table-row table:style-name="ro4">
          <table:table-cell table:number-columns-repeated="5" table:style-name="ce2"/>
          <table:table-cell table:style-name="ce2">
            <draw:frame xmlns:presentation="urn:oasis:names:tc:opendocument:xmlns:presentation:1.0" draw:z-index="1" draw:id="id5" draw:style-name="a5" draw:name="Chart 1" svg:x="0.64583in" svg:y="0.13542in" svg:width="4.5625in" svg:height="3.95833in" style:rel-width="scale" style:rel-height="scale">
              <draw:object xlink:href="Object 6/" xlink:type="simple" xlink:show="embed" xlink:actuate="onLoad"/>
              <svg:desc/>
            </draw:frame>
          </table:table-cell>
          <table:table-cell table:number-columns-repeated="16378"/>
        </table:table-row>
        <table:table-row table:style-name="ro4">
          <table:table-cell table:number-columns-repeated="16384"/>
        </table:table-row>
        <table:table-row table:style-name="ro1">
          <table:table-cell table:number-columns-repeated="2" table:style-name="ce2"/>
          <table:table-cell office:value-type="string" table:style-name="ce9">
            <text:p>Appealing Agency <text:s/>type</text:p>
          </table:table-cell>
          <table:table-cell office:value-type="string" table:style-name="ce9">
            <text:p>US$ millions</text:p>
          </table:table-cell>
          <table:table-cell table:style-name="ce9"/>
          <table:table-cell table:number-columns-repeated="16379"/>
        </table:table-row>
        <table:table-row table:style-name="ro1">
          <table:table-cell table:number-columns-repeated="2" table:style-name="ce2"/>
          <table:table-cell office:value-type="string" table:style-name="ce5">
            <text:p>Government</text:p>
          </table:table-cell>
          <table:table-cell office:value-type="float" office:value="0.79371999999999998" table:style-name="ce6">
            <text:p><text:s/>0.8<text:s/></text:p>
          </table:table-cell>
          <table:table-cell office:value-type="percentage" office:value="1.4152574138857489E-3" table:style-name="ce17">
            <text:p>0.1%</text:p>
          </table:table-cell>
          <table:table-cell table:number-columns-repeated="16379"/>
        </table:table-row>
        <table:table-row table:style-name="ro1">
          <table:table-cell table:number-columns-repeated="2" table:style-name="ce2"/>
          <table:table-cell office:value-type="string" table:style-name="ce5">
            <text:p>NGOs</text:p>
          </table:table-cell>
          <table:table-cell office:value-type="float" office:value="218.02153200000001" table:style-name="ce6">
            <text:p><text:s/>218.0<text:s/></text:p>
          </table:table-cell>
          <table:table-cell office:value-type="percentage" office:value="0.38874740405902469" table:style-name="ce18">
            <text:p>39%</text:p>
          </table:table-cell>
          <table:table-cell table:number-columns-repeated="16379"/>
        </table:table-row>
        <table:table-row table:style-name="ro1">
          <table:table-cell table:number-columns-repeated="2" table:style-name="ce2"/>
          <table:table-cell office:value-type="string" table:style-name="ce5">
            <text:p>Other</text:p>
          </table:table-cell>
          <table:table-cell office:value-type="float" office:value="48.037205" table:style-name="ce6">
            <text:p><text:s/>48.0<text:s/></text:p>
          </table:table-cell>
          <table:table-cell office:value-type="percentage" office:value="8.5653644255656372E-2" table:style-name="ce17">
            <text:p>8.6%</text:p>
          </table:table-cell>
          <table:table-cell table:number-columns-repeated="16379"/>
        </table:table-row>
        <table:table-row table:style-name="ro1">
          <table:table-cell table:number-columns-repeated="2" table:style-name="ce2"/>
          <table:table-cell office:value-type="string" table:style-name="ce5">
            <text:p>Private<text:s/></text:p>
          </table:table-cell>
          <table:table-cell office:value-type="float" office:value="0.1" table:style-name="ce6">
            <text:p><text:s/>0.1<text:s/></text:p>
          </table:table-cell>
          <table:table-cell office:value-type="percentage" office:value="1.7830688578916357E-4" table:style-name="ce19">
            <text:p>0.02%</text:p>
          </table:table-cell>
          <table:table-cell table:number-columns-repeated="16379"/>
        </table:table-row>
        <table:table-row table:style-name="ro1">
          <table:table-cell table:number-columns-repeated="2" table:style-name="ce2"/>
          <table:table-cell office:value-type="string" table:style-name="ce5">
            <text:p>RCRC</text:p>
          </table:table-cell>
          <table:table-cell office:value-type="float" office:value="4.6592219999999998" table:style-name="ce6">
            <text:p><text:s/>4.7<text:s/></text:p>
          </table:table-cell>
          <table:table-cell office:value-type="percentage" office:value="8.3077136502035815E-3" table:style-name="ce17">
            <text:p>0.8%</text:p>
          </table:table-cell>
          <table:table-cell table:number-columns-repeated="16379"/>
        </table:table-row>
        <table:table-row table:style-name="ro1">
          <table:table-cell table:number-columns-repeated="2" table:style-name="ce2"/>
          <table:table-cell office:value-type="string" table:style-name="ce5">
            <text:p>UN Agencies (not including UNHCR and WFP)</text:p>
          </table:table-cell>
          <table:table-cell office:value-type="float" office:value="101.39964500000001" table:style-name="ce6">
            <text:p><text:s/>101.4<text:s/></text:p>
          </table:table-cell>
          <table:table-cell office:value-type="percentage" office:value="0.1808025492007673" table:style-name="ce17">
            <text:p>18.1%</text:p>
          </table:table-cell>
          <table:table-cell table:number-columns-repeated="16379"/>
        </table:table-row>
        <table:table-row table:style-name="ro1">
          <table:table-cell table:number-columns-repeated="2" table:style-name="ce2"/>
          <table:table-cell office:value-type="string" table:style-name="ce5">
            <text:p>UNHCR</text:p>
          </table:table-cell>
          <table:table-cell office:value-type="float" office:value="101.989107" table:style-name="ce6">
            <text:p><text:s/>102.0<text:s/></text:p>
          </table:table-cell>
          <table:table-cell office:value-type="percentage" office:value="0.18185360053587782" table:style-name="ce17">
            <text:p>18.2%</text:p>
          </table:table-cell>
          <table:table-cell table:number-columns-repeated="16379"/>
        </table:table-row>
        <table:table-row table:style-name="ro1">
          <table:table-cell table:number-columns-repeated="2" table:style-name="ce2"/>
          <table:table-cell office:value-type="string" table:style-name="ce5">
            <text:p>WFP</text:p>
          </table:table-cell>
          <table:table-cell office:value-type="float" office:value="85.830405999999996" table:style-name="ce6">
            <text:p><text:s/>85.8<text:s/></text:p>
          </table:table-cell>
          <table:table-cell office:value-type="percentage" office:value="0.15304152399879539" table:style-name="ce17">
            <text:p>15.3%</text:p>
          </table:table-cell>
          <table:table-cell table:number-columns-repeated="16379"/>
        </table:table-row>
        <table:table-row table:style-name="ro1">
          <table:table-cell table:number-columns-repeated="2" table:style-name="ce2"/>
          <table:table-cell office:value-type="string" table:style-name="ce5">
            <text:p>Grand Total</text:p>
          </table:table-cell>
          <table:table-cell office:value-type="float" office:value="560.83083699999997" table:style-name="ce6">
            <text:p><text:s/>560.8<text:s/></text:p>
          </table:table-cell>
          <table:table-cell office:value-type="percentage" office:value="1" table:style-name="ce17">
            <text:p>100.0%</text:p>
          </table:table-cell>
          <table:table-cell table:number-columns-repeated="16379"/>
        </table:table-row>
        <table:table-row table:number-rows-repeated="1048560" table:style-name="ro4">
          <table:table-cell table:number-columns-repeated="16384"/>
        </table:table-row>
      </table:table>
      <table:table table:name="Figure_7" table:style-name="ta2">
        <table:table-column table:style-name="co1" table:default-cell-style-name="ce2"/>
        <table:table-column table:style-name="co29" table:default-cell-style-name="ce2"/>
        <table:table-column table:style-name="co30" table:default-cell-style-name="ce2"/>
        <table:table-column table:style-name="co31" table:default-cell-style-name="ce2"/>
        <table:table-column table:style-name="co1" table:number-columns-repeated="16380" table:default-cell-style-name="ce2"/>
        <table:table-row table:style-name="ro1">
          <table:table-cell office:value-type="string" table:style-name="ce2">
            <text:p>Title</text:p>
          </table:table-cell>
          <table:table-cell office:value-type="string" table:style-name="ce2">
            <text:p>Humanitarian funding to Ethiopia, 2010-2015</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 Data downloaded on 29 December 2015.</text:p>
          </table:table-cell>
          <table:table-cell table:number-columns-repeated="16382" table:style-name="ce2"/>
        </table:table-row>
        <table:table-row table:number-rows-repeated="2" table:style-name="ro4">
          <table:table-cell table:number-columns-repeated="16384"/>
        </table:table-row>
        <table:table-row table:style-name="ro4">
          <table:table-cell table:number-columns-repeated="4" table:style-name="ce2"/>
          <table:table-cell table:style-name="ce2">
            <draw:frame xmlns:presentation="urn:oasis:names:tc:opendocument:xmlns:presentation:1.0" draw:z-index="1" draw:id="id6" draw:style-name="a6" draw:name="Chart 2" svg:x="0.65625in" svg:y="0.10417in" svg:width="5in" svg:height="3.35417in" style:rel-width="scale" style:rel-height="scale">
              <draw:object xlink:href="Object 7/" xlink:type="simple" xlink:show="embed" xlink:actuate="onLoad"/>
              <svg:desc/>
            </draw:frame>
          </table:table-cell>
          <table:table-cell table:number-columns-repeated="16379" table:style-name="ce2"/>
        </table:table-row>
        <table:table-row table:style-name="ro4">
          <table:table-cell table:number-columns-repeated="16384"/>
        </table:table-row>
        <table:table-row table:style-name="ro1">
          <table:table-cell table:style-name="ce2"/>
          <table:table-cell office:value-type="string" table:style-name="ce9">
            <text:p>Sum of USD committed/contributed</text:p>
          </table:table-cell>
          <table:table-cell table:number-columns-repeated="2" table:style-name="ce9"/>
          <table:table-cell table:number-columns-repeated="16380" table:style-name="ce2"/>
        </table:table-row>
        <table:table-row table:style-name="ro1">
          <table:table-cell table:style-name="ce2"/>
          <table:table-cell office:value-type="string" table:style-name="ce9">
            <text:p>Emergency year</text:p>
          </table:table-cell>
          <table:table-cell office:value-type="string" table:style-name="ce9">
            <text:p>US$m</text:p>
          </table:table-cell>
          <table:table-cell office:value-type="string" table:style-name="ce9">
            <text:p>Total</text:p>
          </table:table-cell>
          <table:table-cell table:number-columns-repeated="16380" table:style-name="ce2"/>
        </table:table-row>
        <table:table-row table:style-name="ro1">
          <table:table-cell table:style-name="ce2"/>
          <table:table-cell office:value-type="float" office:value="2010" table:style-name="ce5">
            <text:p>2010</text:p>
          </table:table-cell>
          <table:table-cell office:value-type="float" office:value="626.58723799999996" table:formula="msoxl:=D9/1000000" table:style-name="ce6">
            <text:p><text:s/>626.6<text:s/></text:p>
          </table:table-cell>
          <table:table-cell office:value-type="float" office:value="626587238" table:style-name="ce5">
            <text:p>626587238</text:p>
          </table:table-cell>
          <table:table-cell table:number-columns-repeated="16380" table:style-name="ce2"/>
        </table:table-row>
        <table:table-row table:style-name="ro1">
          <table:table-cell table:style-name="ce2"/>
          <table:table-cell office:value-type="float" office:value="2011" table:style-name="ce5">
            <text:p>2011</text:p>
          </table:table-cell>
          <table:table-cell office:value-type="float" office:value="820.91381899999999" table:formula="msoxl:=D10/1000000" table:style-name="ce6">
            <text:p><text:s/>820.9<text:s/></text:p>
          </table:table-cell>
          <table:table-cell office:value-type="float" office:value="820913819" table:style-name="ce5">
            <text:p>820913819</text:p>
          </table:table-cell>
          <table:table-cell table:number-columns-repeated="11" table:style-name="ce2"/>
          <table:table-cell table:style-name="ce20"/>
          <table:table-cell table:number-columns-repeated="16368"/>
        </table:table-row>
        <table:table-row table:style-name="ro1">
          <table:table-cell table:style-name="ce2"/>
          <table:table-cell office:value-type="float" office:value="2012" table:style-name="ce5">
            <text:p>2012</text:p>
          </table:table-cell>
          <table:table-cell office:value-type="float" office:value="670.32722000000001" table:formula="msoxl:=D11/1000000" table:style-name="ce6">
            <text:p><text:s/>670.3<text:s/></text:p>
          </table:table-cell>
          <table:table-cell office:value-type="float" office:value="670327220" table:style-name="ce5">
            <text:p>670327220</text:p>
          </table:table-cell>
          <table:table-cell table:number-columns-repeated="11" table:style-name="ce2"/>
          <table:table-cell table:style-name="ce13"/>
          <table:table-cell table:number-columns-repeated="16368"/>
        </table:table-row>
        <table:table-row table:style-name="ro1">
          <table:table-cell table:style-name="ce2"/>
          <table:table-cell office:value-type="float" office:value="2013" table:style-name="ce5">
            <text:p>2013</text:p>
          </table:table-cell>
          <table:table-cell office:value-type="float" office:value="541.090013" table:formula="msoxl:=D12/1000000" table:style-name="ce6">
            <text:p><text:s/>541.1<text:s/></text:p>
          </table:table-cell>
          <table:table-cell office:value-type="float" office:value="541090013" table:style-name="ce5">
            <text:p>541090013</text:p>
          </table:table-cell>
          <table:table-cell table:number-columns-repeated="16380" table:style-name="ce2"/>
        </table:table-row>
        <table:table-row table:style-name="ro1">
          <table:table-cell table:style-name="ce2"/>
          <table:table-cell office:value-type="float" office:value="2014" table:style-name="ce5">
            <text:p>2014</text:p>
          </table:table-cell>
          <table:table-cell office:value-type="float" office:value="533.386436" table:formula="msoxl:=D13/1000000" table:style-name="ce6">
            <text:p><text:s/>533.4<text:s/></text:p>
          </table:table-cell>
          <table:table-cell office:value-type="float" office:value="533386436" table:style-name="ce5">
            <text:p>533386436</text:p>
          </table:table-cell>
          <table:table-cell table:number-columns-repeated="16380" table:style-name="ce2"/>
        </table:table-row>
        <table:table-row table:style-name="ro1">
          <table:table-cell table:style-name="ce2"/>
          <table:table-cell office:value-type="float" office:value="2015" table:style-name="ce5">
            <text:p>2015</text:p>
          </table:table-cell>
          <table:table-cell office:value-type="float" office:value="560.83083699999997" table:formula="msoxl:=D14/1000000" table:style-name="ce6">
            <text:p><text:s/>560.8<text:s/></text:p>
          </table:table-cell>
          <table:table-cell office:value-type="float" office:value="560830837" table:style-name="ce5">
            <text:p>560830837</text:p>
          </table:table-cell>
          <table:table-cell table:number-columns-repeated="16380" table:style-name="ce2"/>
        </table:table-row>
        <table:table-row table:style-name="ro1">
          <table:table-cell table:style-name="ce2"/>
          <table:table-cell office:value-type="string" table:style-name="ce5">
            <text:p>Grand Total</text:p>
          </table:table-cell>
          <table:table-cell table:style-name="ce5"/>
          <table:table-cell office:value-type="float" office:value="3753135563" table:style-name="ce5">
            <text:p>3753135563</text:p>
          </table:table-cell>
          <table:table-cell table:number-columns-repeated="16380" table:style-name="ce2"/>
        </table:table-row>
        <table:table-row table:number-rows-repeated="1048561" table:style-name="ro4">
          <table:table-cell table:number-columns-repeated="16384"/>
        </table:table-row>
      </table:table>
      <table:table table:name="Figure_8" table:style-name="ta2">
        <table:table-column table:style-name="co1" table:number-columns-repeated="2" table:default-cell-style-name="ce1"/>
        <table:table-column table:style-name="co32" table:default-cell-style-name="ce1"/>
        <table:table-column table:style-name="co23" table:default-cell-style-name="ce1"/>
        <table:table-column table:style-name="co1" table:number-columns-repeated="248" table:default-cell-style-name="ce1"/>
        <table:table-column table:style-name="co33" table:default-cell-style-name="ce1"/>
        <table:table-column table:style-name="co34" table:default-cell-style-name="ce1"/>
        <table:table-column table:style-name="co31" table:default-cell-style-name="ce1"/>
        <table:table-column table:style-name="co1" table:number-columns-repeated="16129" table:default-cell-style-name="ce1"/>
        <table:table-row table:style-name="ro1">
          <table:table-cell office:value-type="string" table:style-name="ce2">
            <text:p>Title</text:p>
          </table:table-cell>
          <table:table-cell office:value-type="string" table:style-name="ce23">
            <text:p>10 largest donors to Ethiopia, 2010−2015</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ata downloaded on 29 December 2015.</text:p>
          </table:table-cell>
          <table:table-cell table:number-columns-repeated="16382" table:style-name="ce1"/>
        </table:table-row>
        <table:table-row table:style-name="ro1">
          <table:table-cell office:value-type="string" table:style-name="ce1">
            <text:p>Notes</text:p>
          </table:table-cell>
          <table:table-cell office:value-type="string" table:style-name="ce2">
            <text:p>EU refers to EU institutions. If the analysis included the category of 'Carry-over - donors not specified', this would be the fourth largest donor with contributions of US$173 million.</text:p>
          </table:table-cell>
          <table:table-cell table:number-columns-repeated="16382" table:style-name="ce1"/>
        </table:table-row>
        <table:table-row table:number-rows-repeated="2" table:style-name="ro1">
          <table:table-cell table:number-columns-repeated="16384"/>
        </table:table-row>
        <table:table-row table:style-name="ro1">
          <table:table-cell table:number-columns-repeated="5" table:style-name="ce1"/>
          <table:table-cell table:style-name="ce1">
            <draw:frame xmlns:presentation="urn:oasis:names:tc:opendocument:xmlns:presentation:1.0" draw:z-index="1" draw:id="id7" draw:style-name="a7" draw:name="Chart 1" svg:x="0.03125in" svg:y="0.125in" svg:width="5in" svg:height="3.27083in" style:rel-width="scale" style:rel-height="scale">
              <draw:object xlink:href="Object 8/" xlink:type="simple" xlink:show="embed" xlink:actuate="onLoad"/>
              <svg:desc/>
            </draw:frame>
          </table:table-cell>
          <table:table-cell table:number-columns-repeated="16378"/>
        </table:table-row>
        <table:table-row table:style-name="ro1">
          <table:table-cell table:number-columns-repeated="4" table:style-name="ce1"/>
          <table:table-cell table:style-name="ce21"/>
          <table:table-cell table:number-columns-repeated="16379"/>
        </table:table-row>
        <table:table-row table:style-name="ro1">
          <table:table-cell table:number-columns-repeated="2" table:style-name="ce1"/>
          <table:table-cell office:value-type="string" table:style-name="ce9">
            <text:p>Donor</text:p>
          </table:table-cell>
          <table:table-cell office:value-type="string" table:style-name="ce9">
            <text:p>US$ millions</text:p>
          </table:table-cell>
          <table:table-cell table:style-name="ce22"/>
          <table:table-cell table:number-columns-repeated="16379"/>
        </table:table-row>
        <table:table-row table:style-name="ro1">
          <table:table-cell table:number-columns-repeated="2" table:style-name="ce1"/>
          <table:table-cell office:value-type="string" table:style-name="ce5">
            <text:p>US</text:p>
          </table:table-cell>
          <table:table-cell office:value-type="float" office:value="1721.7134739999999" table:style-name="ce6">
            <text:p><text:s/>1,721.7<text:s/></text:p>
          </table:table-cell>
          <table:table-cell table:number-columns-repeated="16380" table:style-name="ce1"/>
        </table:table-row>
        <table:table-row table:style-name="ro1">
          <table:table-cell table:number-columns-repeated="2" table:style-name="ce1"/>
          <table:table-cell office:value-type="string" table:style-name="ce5">
            <text:p>EU</text:p>
          </table:table-cell>
          <table:table-cell office:value-type="float" office:value="396.25565399999999" table:style-name="ce6">
            <text:p><text:s/>396.3<text:s/></text:p>
          </table:table-cell>
          <table:table-cell table:number-columns-repeated="16380" table:style-name="ce1"/>
        </table:table-row>
        <table:table-row table:style-name="ro1">
          <table:table-cell table:number-columns-repeated="2" table:style-name="ce1"/>
          <table:table-cell office:value-type="string" table:style-name="ce5">
            <text:p>UK</text:p>
          </table:table-cell>
          <table:table-cell office:value-type="float" office:value="321.07388400000002" table:style-name="ce6">
            <text:p><text:s/>321.1<text:s/></text:p>
          </table:table-cell>
          <table:table-cell table:number-columns-repeated="16380" table:style-name="ce1"/>
        </table:table-row>
        <table:table-row table:style-name="ro1">
          <table:table-cell table:number-columns-repeated="2" table:style-name="ce1"/>
          <table:table-cell office:value-type="string" table:style-name="ce5">
            <text:p>ERF</text:p>
          </table:table-cell>
          <table:table-cell office:value-type="float" office:value="168.94162399999999" table:style-name="ce6">
            <text:p><text:s/>168.9<text:s/></text:p>
          </table:table-cell>
          <table:table-cell table:number-columns-repeated="16380" table:style-name="ce1"/>
        </table:table-row>
        <table:table-row table:style-name="ro1">
          <table:table-cell table:number-columns-repeated="2" table:style-name="ce1"/>
          <table:table-cell office:value-type="string" table:style-name="ce5">
            <text:p>Canada</text:p>
          </table:table-cell>
          <table:table-cell office:value-type="float" office:value="168.47616099999999" table:style-name="ce6">
            <text:p><text:s/>168.5<text:s/></text:p>
          </table:table-cell>
          <table:table-cell table:number-columns-repeated="16380" table:style-name="ce1"/>
        </table:table-row>
        <table:table-row table:style-name="ro1">
          <table:table-cell table:number-columns-repeated="2" table:style-name="ce1"/>
          <table:table-cell office:value-type="string" table:style-name="ce5">
            <text:p>CERF</text:p>
          </table:table-cell>
          <table:table-cell office:value-type="float" office:value="161.126159" table:style-name="ce6">
            <text:p><text:s/>161.1<text:s/></text:p>
          </table:table-cell>
          <table:table-cell table:number-columns-repeated="16380" table:style-name="ce1"/>
        </table:table-row>
        <table:table-row table:style-name="ro1">
          <table:table-cell table:number-columns-repeated="2" table:style-name="ce1"/>
          <table:table-cell office:value-type="string" table:style-name="ce5">
            <text:p>Japan</text:p>
          </table:table-cell>
          <table:table-cell office:value-type="float" office:value="126.778807" table:style-name="ce6">
            <text:p><text:s/>126.8<text:s/></text:p>
          </table:table-cell>
          <table:table-cell table:number-columns-repeated="16380" table:style-name="ce1"/>
        </table:table-row>
        <table:table-row table:style-name="ro1">
          <table:table-cell table:number-columns-repeated="2" table:style-name="ce1"/>
          <table:table-cell office:value-type="string" table:style-name="ce5">
            <text:p>Germany</text:p>
          </table:table-cell>
          <table:table-cell office:value-type="float" office:value="81.846136999999999" table:style-name="ce6">
            <text:p><text:s/>81.8<text:s/></text:p>
          </table:table-cell>
          <table:table-cell table:number-columns-repeated="16380" table:style-name="ce1"/>
        </table:table-row>
        <table:table-row table:style-name="ro1">
          <table:table-cell table:number-columns-repeated="2"/>
          <table:table-cell office:value-type="string" table:style-name="ce5">
            <text:p>Sweden</text:p>
          </table:table-cell>
          <table:table-cell office:value-type="float" office:value="66.721680000000006" table:style-name="ce6">
            <text:p><text:s/>66.7<text:s/></text:p>
          </table:table-cell>
          <table:table-cell table:number-columns-repeated="16380"/>
        </table:table-row>
        <table:table-row table:style-name="ro1">
          <table:table-cell table:number-columns-repeated="2"/>
          <table:table-cell office:value-type="string" table:style-name="ce5">
            <text:p>Private</text:p>
          </table:table-cell>
          <table:table-cell office:value-type="float" office:value="64.452246000000002" table:style-name="ce6">
            <text:p><text:s/>64.5<text:s/></text:p>
          </table:table-cell>
          <table:table-cell table:number-columns-repeated="16380"/>
        </table:table-row>
        <table:table-row table:number-rows-repeated="2" table:style-name="ro1">
          <table:table-cell table:number-columns-repeated="2"/>
          <table:table-cell table:number-columns-repeated="2" table:style-name="ce2"/>
          <table:table-cell table:number-columns-repeated="16380"/>
        </table:table-row>
        <table:table-row table:number-rows-repeated="104855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P0">
      <number:text> </number:text>
      <number:number number:decimal-places="1" number:min-integer-digits="1" number:grouping="true"/>
      <number:text> </number:text>
    </number:number-style>
    <number:number-style style:name="N36P1">
      <number:text>-</number:text>
      <number:number number:decimal-places="1"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P0" number:language="en" number:country="US">
      <number:month number:textual="true"/>
      <number:text>-</number:text>
      <number:year/>
    </number:date-style>
    <number:text-style style:name="N38">
      <number:text-content/>
      <style:map style:condition="value()&gt;=0" style:apply-style-name="N38P0"/>
    </number:text-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percentage-style style:name="N40">
      <number:number number:decimal-places="1" number:min-integer-digits="1"/>
      <number:text>%</number:text>
    </number:percentage-style>
    <style:style style:name="_50_0_37__32_-_32_Accent1" style:display-name="20% - Accent1" style:family="table-cell" style:data-style-name="N0">
      <style:table-cell-properties fo:background-color="#DBE5F1"/>
      <style:text-properties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DDC"/>
      <style:text-properties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AF1DD"/>
      <style:text-properties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5E0EC"/>
      <style:text-properties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BEEF3"/>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9B8"/>
      <style:text-properties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7E4BC"/>
      <style:text-properties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6DDE8"/>
      <style:text-properties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99795"/>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2D69A"/>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2A1C7"/>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3CDDD"/>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C09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7"/>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8C0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rebeccah</dc:creator>
    <meta:creation-date>2006-11-14T14:07:21Z</meta:creation-date>
    <dc:date>2016-01-06T15:09:30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0">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3">
      <style:graphic-properties draw:fill="solid" draw:fill-color="#604a7b"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1.5002362204724pt" svg:width="454.4999212598425pt" chart:style-name="Crt0">
        <chart:plot-area svg:x="16.26952755905512pt" svg:y="27.44433070866142pt" svg:width="428.3471653543306pt" svg:height="201.7572440944882pt" chart:style-name="Plt0">
          <chart:axis chart:dimension="y" chart:name="primary-y" chart:style-name="Axs0">
            <chart:title chart:style-name="AT00">
              <text:p text:style-name="a0" text:class-names="" text:cond-style-name="">US$ millions</text:p>
            </chart:title>
            <chart:grid chart:class="major" chart:style-name="GMa0"/>
          </chart:axis>
          <chart:axis chart:dimension="x" chart:name="primary-x" chart:style-name="Axs1">
            <chart:categories table:cell-range-address="Figure_1.$C$7:.$C$11"/>
          </chart:axis>
          <chart:series chart:values-cell-range-address="Figure_1.$D$7:.$D$11" chart:class="chart:bar" chart:attached-axis="primary-y" chart:style-name="G0S0">
            <chart:data-point chart:repeated="3"/>
            <chart:data-point chart:style-name="G0S0P3"/>
            <chart:data-point/>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style="rect" draw:dots1="1" draw:dots1-length="0.01042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none" chart:data-label-text="fals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4.7502362204725pt" svg:width="331.5002362204725pt" chart:style-name="Crt0">
        <chart:plot-area svg:x="80.76566929133858pt" svg:y="58.33818897637794pt" svg:width="231.9690551181102pt" svg:height="259.5415748031496pt" chart:style-name="Plt0">
          <chart:axis chart:dimension="x">
            <chart:categories table:cell-range-address="Figure_2.$C$7:.$C$12"/>
          </chart:axis>
          <chart:axis chart:dimension="y"/>
          <chart:series chart:values-cell-range-address="Figure_2.$D$7:.$D$1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0">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
      <style:chart-properties chart:gap-width="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9.9996850393701pt" svg:width="360.0pt" chart:style-name="Crt0">
        <chart:legend svg:x="144.9214960629921pt" svg:y="203.8338582677165pt" chart:style-name="Lgnd"/>
        <chart:plot-area svg:x="27.70496062992126pt" svg:y="6.233622047244094pt" svg:width="321.2949606299212pt" svg:height="204.3024409448819pt" chart:style-name="Plt0">
          <chart:axis chart:dimension="y" chart:name="primary-y" chart:style-name="Axs0">
            <chart:title svg:x="5.0pt" svg:y="82.92685039370079pt" chart:style-name="AT00">
              <text:p text:style-name="a0" text:class-names="" text:cond-style-name="">US$ millions</text:p>
            </chart:title>
            <chart:grid chart:class="major" chart:style-name="GMa0"/>
          </chart:axis>
          <chart:axis chart:dimension="x" chart:name="primary-x" chart:style-name="Axs1">
            <chart:categories table:cell-range-address="Figure_3.$B$8:.$B$13"/>
          </chart:axis>
          <chart:series chart:label-cell-address="Figure_3.$C$7" chart:values-cell-range-address="Figure_3.$C$8:.$C$13" chart:class="chart:bar" chart:attached-axis="primary-y" chart:style-name="G0S0">
            <chart:data-point chart:repeated="6"/>
          </chart:series>
          <chart:series chart:label-cell-address="Figure_3.$D$7" chart:values-cell-range-address="Figure_3.$D$8:.$D$13" chart:class="chart:bar" chart:attached-axis="primary-y" chart:style-name="G0S1">
            <chart:data-point chart:repeated="6"/>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style="rect" draw:dots1="1" draw:dots1-length="0.01042in" draw:distance="0.01042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none" chart:data-label-text="fals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none" chart:data-label-text="fals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96.9999212598425pt" svg:width="275.9996850393701pt" chart:style-name="Crt0">
        <chart:plot-area svg:x="50.84354330708661pt" svg:y="61.07094488188977pt" svg:width="210.3123622047244pt" svg:height="235.2648818897638pt" chart:style-name="Plt0">
          <chart:axis chart:dimension="x">
            <chart:categories table:cell-range-address="Figure_4.$B$10:.$B$16"/>
          </chart:axis>
          <chart:axis chart:dimension="y"/>
          <chart:series chart:values-cell-range-address="Figure_4.$C$10:.$C$16"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
      <number:number number:decimal-places="0" number:min-integer-digits="1" number:grouping="true"/>
    </number:number-style>
    <number:date-style style:name="N36P0" number:language="en" number:country="US" number:transliteration-format="1" number:transliteration-language="en" number:transliteration-country="US" number:transliteration-style="short">
      <number:month number:textual="true"/>
      <number:text>-</number:text>
      <number:year/>
    </number:date-style>
    <number:text-style style:name="N36">
      <style:map style:condition="value()&gt;=0" style:apply-style-name="N36P0"/>
    </number:text-style>
    <style:style style:family="chart" style:name="GMa0">
      <style:graphic-properties draw:fill="none" draw:stroke="dash" draw:stroke-dash="a0" svg:stroke-width="0.01042in" svg:stroke-color="#868686" svg:stroke-opacity="100%" draw:stroke-linejoin="round"/>
    </style:style>
    <style:style style:family="chart" style:name="G0S4">
      <style:chart-properties chart:symbol-type="none" chart:connect-bars="false" chart:solid-type="cuboid" chart:stacked="false" chart:percentage="false"/>
      <style:graphic-properties draw:fill="none" draw:stroke="solid" svg:stroke-width="0.03125in" svg:stroke-color="#3d96ae" svg:stroke-opacity="100%" draw:stroke-linejoin="round"/>
    </style:style>
    <style:style style:family="chart" style:name="G0S5">
      <style:chart-properties chart:symbol-type="none" chart:connect-bars="false" chart:solid-type="cuboid" chart:stacked="false" chart:percentage="false"/>
      <style:graphic-properties draw:fill="none" draw:stroke="solid" svg:stroke-width="0.03125in" svg:stroke-color="#da8137" svg:stroke-opacity="100%" draw:stroke-linejoin="round"/>
    </style:style>
    <style:style style:family="chart" style:name="G0S6">
      <style:chart-properties chart:symbol-type="none" chart:connect-bars="false" chart:solid-type="cuboid" chart:stacked="false" chart:percentage="false"/>
      <style:graphic-properties draw:fill="none" draw:stroke="solid" svg:stroke-width="0.03125in" svg:stroke-color="#8ea5cb" svg:stroke-opacity="100%" draw:stroke-linejoin="round"/>
    </style:style>
    <style:style style:family="chart" style:name="Crt0">
      <style:chart-properties chart:three-dimensional="false" chart:deep="false" chart:symbol-type="non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connect-bars="false" chart:solid-type="cuboid" chart:stacked="false" chart:percentage="false"/>
      <style:graphic-properties draw:fill="none" draw:stroke="solid" svg:stroke-width="0.03125in" svg:stroke-color="#416fa6" svg:stroke-opacity="100%" draw:stroke-linejoin="round"/>
    </style:style>
    <style:style style:family="chart" style:name="G0S1">
      <style:chart-properties chart:symbol-type="none" chart:connect-bars="false" chart:solid-type="cuboid" chart:stacked="false" chart:percentage="false"/>
      <style:graphic-properties draw:fill="none" draw:stroke="solid" svg:stroke-width="0.03125in" svg:stroke-color="#a8423f" svg:stroke-opacity="100%" draw:stroke-linejoin="round"/>
    </style:style>
    <style:style style:family="chart" style:name="Axs0"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connect-bars="false" chart:solid-type="cuboid" chart:stacked="false" chart:percentage="false"/>
      <style:graphic-properties draw:fill="none" draw:stroke="solid" svg:stroke-width="0.03125in" svg:stroke-color="#86a44a" svg:stroke-opacity="100%" draw:stroke-linejoin="round"/>
    </style:style>
    <style:style style:family="chart" style:name="Axs1" style:data-style-name="N36">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3125in" svg:stroke-color="#6e548d" svg:stroke-opacity="100%" draw:stroke-linejoin="round"/>
    </style:style>
  </office:automatic-styles>
  <office:body>
    <office:chart>
      <chart:chart chart:class="chart:line" svg:height="291.0002362204725pt" svg:width="574.5002362204724pt" chart:style-name="Crt0">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Figure_5.$B$6:.$B$14"/>
          </chart:axis>
          <chart:series chart:label-cell-address="Figure_5.$C$5" chart:values-cell-range-address="Figure_5.$C$6:.$C$14" chart:class="chart:line" chart:attached-axis="primary-y" chart:style-name="G0S0">
            <chart:data-point chart:repeated="9"/>
          </chart:series>
          <chart:series chart:label-cell-address="Figure_5.$D$5" chart:values-cell-range-address="Figure_5.$D$6:.$D$14" chart:class="chart:line" chart:attached-axis="primary-y" chart:style-name="G0S1">
            <chart:data-point chart:repeated="9"/>
          </chart:series>
          <chart:series chart:label-cell-address="Figure_5.$E$5" chart:values-cell-range-address="Figure_5.$E$6:.$E$14" chart:class="chart:line" chart:attached-axis="primary-y" chart:style-name="G0S2">
            <chart:data-point chart:repeated="9"/>
          </chart:series>
          <chart:series chart:label-cell-address="Figure_5.$F$5" chart:values-cell-range-address="Figure_5.$F$6:.$F$14" chart:class="chart:line" chart:attached-axis="primary-y" chart:style-name="G0S3">
            <chart:data-point chart:repeated="9"/>
          </chart:series>
          <chart:series chart:label-cell-address="Figure_5.$G$5" chart:values-cell-range-address="Figure_5.$G$6:.$G$14" chart:class="chart:line" chart:attached-axis="primary-y" chart:style-name="G0S4">
            <chart:data-point chart:repeated="9"/>
          </chart:series>
          <chart:series chart:label-cell-address="Figure_5.$H$5" chart:values-cell-range-address="Figure_5.$H$6:.$H$14" chart:class="chart:line" chart:attached-axis="primary-y" chart:style-name="G0S5">
            <chart:data-point chart:repeated="9"/>
          </chart:series>
          <chart:series chart:label-cell-address="Figure_5.$I$5" chart:values-cell-range-address="Figure_5.$I$6:.$I$14" chart:class="chart:line" chart:attached-axis="primary-y" chart:style-name="G0S6">
            <chart:data-point chart:repeated="9"/>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style="rect" draw:dots1="1" draw:dots1-length="0.01042in" draw:distance="0.01042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none" chart:data-label-text="fals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none" chart:data-label-text="fals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none" chart:data-label-text="false" chart:data-label-symbol="false"/>
      <style:graphic-properties draw:fill="solid" draw:fill-color="#d1939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84.9996850393701pt" svg:width="328.4999212598425pt" chart:style-name="Crt0">
        <chart:plot-area svg:x="74.65622047244095pt" svg:y="31.00850393700787pt" svg:width="197.1874015748031pt" svg:height="224.3448818897638pt" chart:style-name="Plt0">
          <chart:axis chart:dimension="x">
            <chart:categories table:cell-range-address="Figure_6.$C$8:.$C$15"/>
          </chart:axis>
          <chart:axis chart:dimension="y"/>
          <chart:series chart:values-cell-range-address="Figure_6.$D$8:.$D$15"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0">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1.5002362204724pt" svg:width="360.0pt" chart:style-name="Crt0">
        <chart:plot-area chart:style-name="Plt0">
          <chart:axis chart:dimension="y" chart:name="primary-y" chart:style-name="Axs0">
            <chart:title svg:x="4.0pt" svg:y="83.49173228346457pt" chart:style-name="AT00">
              <text:p text:style-name="a0" text:class-names="" text:cond-style-name="">US$ millions</text:p>
            </chart:title>
            <chart:grid chart:class="major" chart:style-name="GMa0"/>
          </chart:axis>
          <chart:axis chart:dimension="x" chart:name="primary-x" chart:style-name="Axs1">
            <chart:categories table:cell-range-address="Figure_7.$B$9:.$B$14"/>
          </chart:axis>
          <chart:series chart:values-cell-range-address="Figure_7.$C$9:.$C$14" chart:class="chart:bar" chart:attached-axis="primary-y" chart:style-name="G0S0">
            <chart:data-point chart:repeated="6"/>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style="rect" draw:dots1="1" draw:dots1-length="0.01042in" draw:distance="0.01042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0">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3">
      <style:graphic-properties draw:fill="solid" draw:fill-color="#604a7b" draw:opacity="100%" draw:stroke="none"/>
    </style:style>
    <style:style style:family="chart" style:name="G0S0P5">
      <style:graphic-properties draw:fill="solid" draw:fill-color="#604a7b" draw:opacity="100%" draw:stroke="non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Axs0"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5.4996850393701pt" svg:width="360.0pt" chart:style-name="Crt0">
        <chart:plot-area svg:x="9.5pt" svg:y="31.93905511811024pt" svg:width="344.5pt" svg:height="191.5674803149606pt" chart:style-name="Plt0">
          <chart:axis chart:dimension="y" chart:name="primary-y" chart:style-name="Axs0">
            <chart:title svg:x="168.9753543307087pt" svg:y="6.541574803149606pt" chart:style-name="AT00">
              <text:p text:style-name="a0" text:class-names="" text:cond-style-name="">US$ millions</text:p>
            </chart:title>
            <chart:grid chart:class="major" chart:style-name="GMa0"/>
          </chart:axis>
          <chart:axis chart:dimension="x" chart:name="primary-x" chart:style-name="Axs1">
            <chart:categories table:cell-range-address="Figure_8.$C$9:.$C$18"/>
          </chart:axis>
          <chart:series chart:values-cell-range-address="Figure_8.$D$9:.$D$18" chart:class="chart:bar" chart:attached-axis="primary-y" chart:style-name="G0S0">
            <chart:data-point chart:repeated="3"/>
            <chart:data-point chart:style-name="G0S0P3"/>
            <chart:data-point/>
            <chart:data-point chart:style-name="G0S0P5"/>
            <chart:data-point chart:repeated="4"/>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style="rect" draw:dots1="1" draw:dots1-length="0.01042in" draw:distance="0.01042in"/>
  </office:styles>
</office:document-styles>
</file>